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B0000003BAEBCAA0EF4460560.png" manifest:media-type="image/png"/>
  <manifest:file-entry manifest:full-path="Pictures/10000000000001240000008C3E8E4F05B0475B29.png" manifest:media-type="image/png"/>
  <manifest:file-entry manifest:full-path="Pictures/100000000000018D0000010531E142E34D912B73.png" manifest:media-type="image/png"/>
  <manifest:file-entry manifest:full-path="Pictures/1000000000000180000001825CD1AE16F9A5DCDE.png" manifest:media-type="image/png"/>
  <manifest:file-entry manifest:full-path="Pictures/1000000000000199000000FF4A8EC717A81E6F1F.png" manifest:media-type="image/png"/>
  <manifest:file-entry manifest:full-path="Pictures/10000000000002750000023AD304D1163BA1DC7C.png" manifest:media-type="image/png"/>
  <manifest:file-entry manifest:full-path="Pictures/1000000000000196000001F05D618F64E64A8071.png" manifest:media-type="image/png"/>
  <manifest:file-entry manifest:full-path="Pictures/100000000000017900000218C117DB354DC13185.png" manifest:media-type="image/png"/>
  <manifest:file-entry manifest:full-path="Pictures/1000000000000202000000D09B78E67C02424D31.png" manifest:media-type="image/png"/>
  <manifest:file-entry manifest:full-path="Pictures/10000201000004D600000382548BC1FE1ABD9790.png" manifest:media-type="image/png"/>
  <manifest:file-entry manifest:full-path="Pictures/10000000000001300000023FCE8D6ED3CA04E139.png" manifest:media-type="image/png"/>
  <manifest:file-entry manifest:full-path="Pictures/1000000000000230000001E149181B0D6BBAA84D.png" manifest:media-type="image/png"/>
  <manifest:file-entry manifest:full-path="Pictures/100000000000012800000239911E01C7E6FF7065.png" manifest:media-type="image/png"/>
  <manifest:file-entry manifest:full-path="Pictures/10000000000001D3000001EABE1DCA5296C9D1CC.png" manifest:media-type="image/png"/>
  <manifest:file-entry manifest:full-path="Pictures/10000000000000EB000001D03FF85A1B79F3B46F.png" manifest:media-type="image/png"/>
  <manifest:file-entry manifest:full-path="Pictures/10000000000000DD0000006BE4937C406CA177A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 Unicode MS1" svg:font-family="'Arial Unicode MS'" style:font-pitch="variable"/>
    <style:font-face style:name="Helvetica Neue2" svg:font-family="'Helvetica Neue'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cipy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plotlib</text:p>
              </text:list-item>
              <text:list-item>
                <text:p>Numpy</text:p>
              </text:list-item>
              <text:list-item>
                <text:p>scipy</text:p>
              </text:list-item>
              <text:list-item>
                <text:p>Symp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matplotlib</text:p>
          </draw:text-box>
        </draw:frame>
        <draw:frame draw:style-name="gr2" draw:text-style-name="P2" draw:layer="layout" svg:width="13.599cm" svg:height="5.502cm" svg:x="1.001cm" svg:y="4.6cm">
          <draw:image xlink:href="Pictures/1000000000000202000000D09B78E67C02424D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matplotlib</text:p>
          </draw:text-box>
        </draw:frame>
        <draw:frame draw:style-name="gr2" draw:text-style-name="P2" draw:layer="layout" svg:width="14.816cm" svg:height="12.725cm" svg:x="2.384cm" svg:y="4.475cm">
          <draw:image xlink:href="Pictures/1000000000000230000001E149181B0D6BBAA8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Formatações</text:p>
              </text:list-item>
              <text:list-item>
                <text:p>Subplot</text:p>
              </text:list-item>
              <text:list-item>
                <text:p>Save</text:p>
              </text:list-item>
              <text:list-item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numpy</text:p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Array</text:p>
              </text:list-item>
              <text:list-item>
                <text:p>Operações Termo-a-termo</text:p>
              </text:list-item>
              <text:list-item>
                <text:p>Produto interno</text:p>
              </text:list-item>
            </text:list>
          </draw:text-box>
        </draw:frame>
        <draw:frame draw:style-name="gr2" draw:text-style-name="P2" draw:layer="layout" svg:width="10.741cm" svg:height="13.122cm" svg:x="1.86cm" svg:y="4.6cm">
          <draw:image xlink:href="Pictures/1000000000000196000001F05D618F64E64A80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draw:frame draw:style-name="gr2" draw:text-style-name="P2" draw:layer="layout" svg:width="11.856cm" svg:height="8.6cm" svg:x="1.6cm" svg:y="5.4cm">
          <draw:image xlink:href="Pictures/10000201000004D600000382548BC1FE1ABD9790.png" xlink:type="simple" xlink:show="embed" xlink:actuate="onLoad">
            <text:p/>
          </draw:image>
        </draw:frame>
        <draw:frame draw:style-name="gr2" draw:text-style-name="P2" draw:layer="layout" svg:width="7.831cm" svg:height="15.054cm" svg:x="16.169cm" svg:y="3.146cm">
          <draw:image xlink:href="Pictures/100000000000012800000239911E01C7E6FF70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numpy</text:p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slice</text:p>
              </text:list-item>
            </text:list>
          </draw:text-box>
        </draw:frame>
        <draw:frame draw:style-name="gr2" draw:text-style-name="P2" draw:layer="layout" svg:width="8.042cm" svg:height="15.213cm" svg:x="2.558cm" svg:y="4.388cm">
          <draw:image xlink:href="Pictures/10000000000001300000023FCE8D6ED3CA04E1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numpy</text:p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2d array</text:p>
              </text:list-item>
              <text:list-item>
                <text:p>Matrix ops</text:p>
              </text:list-item>
            </text:list>
          </draw:text-box>
        </draw:frame>
        <draw:frame draw:style-name="gr2" draw:text-style-name="P2" draw:layer="layout" svg:width="9.974cm" svg:height="14.181cm" svg:x="2cm" svg:y="4.001cm">
          <draw:image xlink:href="Pictures/100000000000017900000218C117DB354DC131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linalg</text:p>
          </draw:text-box>
        </draw:frame>
        <draw:frame draw:style-name="gr2" draw:text-style-name="P2" draw:layer="layout" svg:width="6.217cm" svg:height="12.276cm" svg:x="2.383cm" svg:y="4.124cm">
          <draw:image xlink:href="Pictures/10000000000000EB000001D03FF85A1B79F3B46F.png" xlink:type="simple" xlink:show="embed" xlink:actuate="onLoad">
            <text:p/>
          </draw:image>
        </draw:frame>
        <draw:frame draw:style-name="gr2" draw:text-style-name="P2" draw:layer="layout" svg:width="12.355cm" svg:height="12.964cm" svg:x="14.8cm" svg:y="4.343cm">
          <draw:image xlink:href="Pictures/10000000000001D3000001EABE1DCA5296C9D1CC.png" xlink:type="simple" xlink:show="embed" xlink:actuate="onLoad">
            <text:p/>
          </draw:image>
        </draw:frame>
        <draw:frame draw:style-name="gr2" draw:text-style-name="P2" draw:layer="layout" svg:width="5.846cm" svg:height="2.83cm" svg:x="14.4cm" svg:y="17.4cm">
          <draw:image xlink:href="Pictures/10000000000000DD0000006BE4937C406CA177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numpy</text:p>
          </draw:text-box>
        </draw:frame>
        <draw:frame presentation:style-name="pr2" draw:layer="layout" svg:width="7.81cm" svg:height="12.179cm" svg:x="18.8cm" svg:y="4.914cm" presentation:class="outline" presentation:user-transformed="true">
          <draw:text-box>
            <text:list text:style-name="L2">
              <text:list-item>
                <text:p>linspace</text:p>
              </text:list-item>
            </text:list>
          </draw:text-box>
        </draw:frame>
        <draw:frame draw:style-name="gr2" draw:text-style-name="P2" draw:layer="layout" svg:width="16.641cm" svg:height="15.08cm" svg:x="1.16cm" svg:y="3.6cm">
          <draw:image xlink:href="Pictures/10000000000002750000023AD304D1163BA1DC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Exercise bisect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draw:frame draw:style-name="gr2" draw:text-style-name="P2" draw:layer="layout" svg:width="13.152cm" svg:height="8.2cm" svg:x="1.8cm" svg:y="10.8cm">
          <draw:image xlink:href="Pictures/1000000000000199000000FF4A8EC717A81E6F1F.png" xlink:type="simple" xlink:show="embed" xlink:actuate="onLoad">
            <text:p/>
          </draw:image>
        </draw:frame>
        <draw:frame draw:style-name="gr2" draw:text-style-name="P2" draw:layer="layout" svg:width="10.159cm" svg:height="10.212cm" svg:x="16.841cm" svg:y="2.588cm">
          <draw:image xlink:href="Pictures/1000000000000180000001825CD1AE16F9A5DCDE.png" xlink:type="simple" xlink:show="embed" xlink:actuate="onLoad">
            <text:p/>
          </draw:image>
        </draw:frame>
        <draw:frame draw:style-name="gr2" draw:text-style-name="P2" draw:layer="layout" svg:width="10.503cm" svg:height="6.905cm" svg:x="16.897cm" svg:y="13.4cm">
          <draw:image xlink:href="Pictures/100000000000018D0000010531E142E34D912B73.png" xlink:type="simple" xlink:show="embed" xlink:actuate="onLoad">
            <text:p/>
          </draw:image>
        </draw:frame>
        <draw:frame draw:style-name="gr2" draw:text-style-name="P2" draw:layer="layout" svg:width="7.725cm" svg:height="3.703cm" svg:x="4.2cm" svg:y="5.097cm">
          <draw:image xlink:href="Pictures/10000000000001240000008C3E8E4F05B0475B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Scipy solver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draw:frame draw:style-name="gr2" draw:text-style-name="P2" draw:layer="layout" svg:width="10.027cm" svg:height="1.56cm" svg:x="1.973cm" svg:y="7.84cm">
          <draw:image xlink:href="Pictures/100000000000017B0000003BAEBCAA0EF44605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draw:frame presentation:style-name="pr4" draw:layer="layout" svg:width="25.199cm" svg:height="6.945cm" svg:x="1.4cm" svg:y="-0.882cm" presentation:class="title" presentation:user-transformed="true">
          <draw:text-box>
            <text:p>https://nbviewer.jupyter.org/github/mgaitan/curso-python-cientifico/blob/fcefyn/Clase%205.ipynb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Aplication psat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Exercise minimize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Scipy fmin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Application param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Exercise numdiff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Sympy symdiff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Exercise trapez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Scipy integrate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Application particle dist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Generate random</text:p>
              </text:list-item>
              <text:list-item>
                <text:p>Plot hist</text:p>
              </text:list-item>
              <text:list-item>
                <text:p>Def gaussian</text:p>
              </text:list-item>
              <text:list-item>
                <text:p>integrate</text:p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Exercise euler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Scipy ode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Application fentras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presentation:style-name="pr2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rial Unicode MS1" svg:font-family="'Arial Unicode MS'" style:font-pitch="variable"/>
    <style:font-face style:name="Helvetica Neue2" svg:font-family="'Helvetica Neue'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Sans1" style:font-family-asian="'DejaVu Sans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ooter" style:family="graphic">
      <style:paragraph-properties fo:text-align="start" style:text-autospace="none"/>
      <style:text-properties fo:font-size="12pt" style:font-size-asian="12pt" style:font-size-complex="12pt"/>
    </style:style>
    <style:style style:name="Header" style:family="graphic">
      <style:paragraph-properties fo:text-align="start" style:text-autospace="none"/>
      <style:text-properties fo:font-size="12pt" style:font-size-asian="12pt" style:font-size-complex="12pt"/>
    </style:style>
    <style:style style:name="Padrão_20_A" style:display-name="Padrã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Helvetica Neue2" style:font-family-asian="'Helvetica Neue'" style:font-pitch-asian="variable" style:font-size-asian="11pt" style:language-asian="ar" style:country-asian="SA"/>
    </style:style>
    <style:style style:name="Corpo_20_A" style:display-name="Corp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Arial Unicode MS1" style:font-family-asian="'Arial Unicode MS'" style:font-pitch-asian="variable" style:font-size-asian="11pt" style:language-asian="ar" style:country-asian="SA"/>
    </style:style>
    <style:style style:name="Cabeçalho_20_e_20_Rodapé_20_A" style:display-name="Cabeçalho e Rodapé A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pt" fo:country="PT" style:text-underline-style="none" style:font-name-asian="Arial Unicode MS1" style:font-family-asian="'Arial Unicode MS'" style:font-pitch-asian="variable" style:font-size-asian="12pt" style:language-asian="ar" style:country-asian="SA"/>
    </style:style>
    <style:style style:name="Cabeçalho_20_e_20_Rodapé" style:display-name="Cabeçalho e Rodapé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en" fo:country="US" style:font-name-asian="Arial Unicode MS1" style:font-family-asian="'Arial Unicode MS'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/>
      <style:text-properties style:font-name-asian="FreeSans2" style:font-family-asian="FreeSans" style:font-family-generic-asian="swiss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FreeSans2" style:font-family-asian="FreeSans" style:font-family-generic-asian="swiss" style:font-size-asian="12pt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style:font-size-asian="12pt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3T17:16:26.700356063</meta:creation-date>
    <dc:date>2018-08-17T19:43:59.946267399</dc:date>
    <meta:editing-duration>PT3H46M24S</meta:editing-duration>
    <meta:editing-cycles>16</meta:editing-cycles>
    <meta:generator>LibreOffice/5.1.6.2$Linux_X86_64 LibreOffice_project/10m0$Build-2</meta:generator>
    <meta:document-statistic meta:object-count="150"/>
  </office:meta>
</office:document-meta>
</file>